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144</text:p>
          </table:table-cell>
          <table:table-cell table:style-name="ce1" office:value-type="string">
            <text:p>アンパンマン・のびのびワーク０歳</text:p>
            <text:p>黄色いコップ。黄色いカレーパンマンの衣装。</text:p>
          </table:table-cell>
          <table:table-cell table:style-name="ce1" office:value-type="string">
            <text:p>日本将棋連盟「将棋の基礎知識」</text:p>
            <text:p>反則について</text:p>
          </table:table-cell>
          <table:table-cell table:style-name="ce1" office:value-type="string">
            <text:p>将棋タウン「将棋幼稚園」将棋入門</text:p>
            <text:p>２八の飛車は２三でも２二でも２一でも成ることが出来る。</text:p>
          </table:table-cell>
          <table:table-cell table:style-name="ce1" office:value-type="string">
            <text:p>練習局面課題演習　東大将棋４　よちよち　１周目　第１問</text:p>
            <text:p>０．０００１６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145</text:p>
          </table:table-cell>
          <table:table-cell table:style-name="ce1" office:value-type="string">
            <text:p>アンパンマン・のびのびワーク０歳</text:p>
            <text:p>ばいきんまんの持っているブドウは紫。</text:p>
          </table:table-cell>
          <table:table-cell table:style-name="ce1" office:value-type="string">
            <text:p>日本将棋連盟「将棋の基礎知識」</text:p>
            <text:p>実際に指してみる方法・平手と駒落ち・振り駒。</text:p>
          </table:table-cell>
          <table:table-cell table:style-name="ce1" office:value-type="string">
            <text:p>将棋タウン「将棋幼稚園」将棋入門</text:p>
            <text:p>６九の香も６三・６二・６一に成れる。６一の時は必ず成らなければならない。</text:p>
          </table:table-cell>
          <table:table-cell table:style-name="ce1" office:value-type="string">
            <text:p>練習局面課題演習　東大将棋振飛車道場　よちよち　１周目　第１問</text:p>
            <text:p>０．０００１６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146</text:p>
          </table:table-cell>
          <table:table-cell office:value-type="string">
            <text:p>アンパンマン・のびのびワーク０歳</text:p>
            <text:p>ホラーマンが持っているブドウは緑色だ。</text:p>
          </table:table-cell>
          <table:table-cell office:value-type="string">
            <text:p>日本将棋連盟「将棋の基礎知識」</text:p>
            <text:p>プロ棋界</text:p>
          </table:table-cell>
          <table:table-cell office:value-type="string">
            <text:p>将棋タウン「将棋幼稚園」将棋入門</text:p>
            <text:p>最初から「成り」の状態で駒を打てない。三段目以降に打った駒は次にどこへ動いても成ることが出来る。</text:p>
          </table:table-cell>
          <table:table-cell office:value-type="string">
            <text:p>練習局面課題演習　東大将棋５　よちよち　１周目　第１問</text:p>
            <text:p>０．０００１６％　－４０８２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147</text:p>
          </table:table-cell>
          <table:table-cell table:style-name="ce1" office:value-type="string">
            <text:p>アンパンマン・のびのびワーク０歳</text:p>
            <text:p>今度は空でボール遊び。</text:p>
          </table:table-cell>
          <table:table-cell table:style-name="ce1" office:value-type="string">
            <text:p>日本将棋連盟「将棋の基礎知識」</text:p>
            <text:p>女流棋界</text:p>
          </table:table-cell>
          <table:table-cell table:style-name="ce1" office:value-type="string">
            <text:p>将棋タウン「将棋幼稚園」将棋入門</text:p>
            <text:p>９四の歩は当然９三に動いたら成ることが出来る。</text:p>
          </table:table-cell>
          <table:table-cell table:style-name="ce1" office:value-type="string">
            <text:p>練習局面課題演習　東大将棋居飛車道場　よちよち　１周目　第１問</text:p>
            <text:p>０．０００１６％　－４０８１　５７級　たまご</text:p>
            <text:p>「打つ」と「成る」について詳細に概略を学習できました。さあ、次の項目の学習に移ります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148</text:p>
          </table:table-cell>
          <table:table-cell table:style-name="ce1" office:value-type="string">
            <text:p>アンパンマン・のびのびワーク０歳</text:p>
            <text:p>挨拶のお勉強。アンパンマンとお別れの挨拶。また遊ぼうね！</text:p>
          </table:table-cell>
          <table:table-cell table:style-name="ce1" office:value-type="string">
            <text:p>日本将棋連盟「将棋の基礎知識」</text:p>
            <text:p>アマ棋界</text:p>
          </table:table-cell>
          <table:table-cell table:style-name="ce1" office:value-type="string">
            <text:p>将棋タウン「将棋幼稚園」将棋入門</text:p>
            <text:p>続いてのテーマは「勝敗の決め方」。玉を詰めることについて学習していきます。</text:p>
          </table:table-cell>
          <table:table-cell table:style-name="ce1" office:value-type="string">
            <text:p>練習局面課題演習　東大将棋６　よちよち　１周目　第１問</text:p>
            <text:p>０．０００１７％　－４０８１　５７級　たまご</text:p>
            <text:p>駒を取る・打つ・成る・そしてその組み合わせについて学習できました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149</text:p>
          </table:table-cell>
          <table:table-cell table:style-name="ce1" office:value-type="string">
            <text:p>アンパンマン・のびのびワーク０歳</text:p>
            <text:p>手を振ってバイバイしよう。アンパンマンバイバイ。</text:p>
          </table:table-cell>
          <table:table-cell table:style-name="ce1" office:value-type="string">
            <text:p>日本将棋連盟「将棋の基礎知識」</text:p>
            <text:p>段級</text:p>
          </table:table-cell>
          <table:table-cell table:style-name="ce1" office:value-type="string">
            <text:p>将棋タウン「将棋幼稚園」将棋入門</text:p>
            <text:p>頭金の詰みの例。歩の上に金を打って最下段の玉を詰ませた。玉がどこにも動けなくなり、これで金を打った方の勝ち。</text:p>
          </table:table-cell>
          <table:table-cell table:style-name="ce1" office:value-type="string">
            <text:p>練習局面課題演習　東大将棋定跡道場　１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150</text:p>
          </table:table-cell>
          <table:table-cell table:style-name="ce1" office:value-type="string">
            <text:p>アンパンマン・のびのびワーク０歳</text:p>
            <text:p>ばいきんまんともまた遊ぼう、バイバイキーン。</text:p>
          </table:table-cell>
          <table:table-cell table:style-name="ce1" office:value-type="string">
            <text:p>将棋タウン「将棋幼稚園」将棋入門</text:p>
            <text:p>将棋というゲーム</text:p>
          </table:table-cell>
          <table:table-cell table:style-name="ce1" office:value-type="string">
            <text:p>将棋タウン「将棋幼稚園」将棋入門</text:p>
            <text:p>頭に銀を打った場合はどうか。銀は横に動けないので玉を銀の横に逃げられて詰まない。</text:p>
          </table:table-cell>
          <table:table-cell table:style-name="ce1" office:value-type="string">
            <text:p>練習局面課題演習　東大将棋７　１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151</text:p>
          </table:table-cell>
          <table:table-cell office:value-type="string">
            <text:p>公文のはじめてのおけいこ</text:p>
            <text:p>運筆練習再開。ここから本格的に筆記学習を始めていきます。前回までは縦や横にＵの字やＣのじを書いていました。今回はＣの字の横に穴が開いた形を書いていきます。いよいよ本格的なお勉強が始まった。将棋が強くなるよう、頭もしっかり作っていこう。</text:p>
          </table:table-cell>
          <table:table-cell office:value-type="string">
            <text:p>将棋タウン「将棋幼稚園」将棋入門</text:p>
            <text:p>駒の動かし方</text:p>
          </table:table-cell>
          <table:table-cell office:value-type="string">
            <text:p>将棋タウン「将棋幼稚園」将棋入門</text:p>
            <text:p>詰みの状態図を見ていこう。馬と銀が連携して詰ませた形。</text:p>
          </table:table-cell>
          <table:table-cell office:value-type="string">
            <text:p>練習局面課題演習　東大将棋８　１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9</text:p>
          </table:table-cell>
          <table:table-cell table:style-name="ce1" office:value-type="string">
            <text:p>152</text:p>
          </table:table-cell>
          <table:table-cell table:style-name="ce1" office:value-type="string">
            <text:p>公文のはじめてのおけいこ</text:p>
            <text:p>一本道を辿っていく練習。ここから迷路に発展する感じでしょうか。結構複雑な線を引く練習になってきました。</text:p>
          </table:table-cell>
          <table:table-cell table:style-name="ce1" office:value-type="string">
            <text:p>将棋タウン「将棋幼稚園」将棋入門</text:p>
            <text:p>成りについて</text:p>
          </table:table-cell>
          <table:table-cell table:style-name="ce1" office:value-type="string">
            <text:p>将棋タウン「将棋幼稚園」将棋入門</text:p>
            <text:p>金と香で挟み撃ちした形。</text:p>
          </table:table-cell>
          <table:table-cell table:style-name="ce1" office:value-type="string">
            <text:p>練習局面課題演習　新東大将棋無双１　２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0</text:p>
          </table:table-cell>
          <table:table-cell table:style-name="ce1" office:value-type="string">
            <text:p>153</text:p>
          </table:table-cell>
          <table:table-cell table:style-name="ce1" office:value-type="string">
            <text:p>公文のはじめてのおけいこ</text:p>
            <text:p>角張る線と丸く描く線と。</text:p>
          </table:table-cell>
          <table:table-cell table:style-name="ce1" office:value-type="string">
            <text:p>将棋タウン「将棋幼稚園」将棋入門</text:p>
            <text:p>駒を取る・打つについて</text:p>
          </table:table-cell>
          <table:table-cell table:style-name="ce1" office:value-type="string">
            <text:p>将棋タウン「将棋幼稚園」将棋入門</text:p>
            <text:p>玉を詰ます駒としては飛車を除いて金が最も強力、と。</text:p>
          </table:table-cell>
          <table:table-cell table:style-name="ce1" office:value-type="string">
            <text:p>練習局面課題演習　新東大将棋無双２　２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1</text:p>
          </table:table-cell>
          <table:table-cell table:style-name="ce1" office:value-type="string">
            <text:p>154</text:p>
          </table:table-cell>
          <table:table-cell table:style-name="ce3" office:value-type="string">
            <text:p>公文のはじめてのおけいこ</text:p>
            <text:p>前回と似たような線を描きました。</text:p>
          </table:table-cell>
          <table:table-cell table:style-name="ce1" office:value-type="string">
            <text:p>日本将棋連盟「将棋の基礎知識」</text:p>
            <text:p>将棋は二人で行うゲーム。</text:p>
          </table:table-cell>
          <table:table-cell table:style-name="ce1" office:value-type="string">
            <text:p>将棋タウン「将棋幼稚園」将棋入門</text:p>
            <text:p>と金も金と同じで詰み。</text:p>
          </table:table-cell>
          <table:table-cell table:style-name="ce1" office:value-type="string">
            <text:p>練習局面課題演習　やねうら王　Ｓ１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2</text:p>
          </table:table-cell>
          <table:table-cell table:style-name="ce1" office:value-type="string">
            <text:p>155</text:p>
          </table:table-cell>
          <table:table-cell table:style-name="ce1" office:value-type="string">
            <text:p>公文のはじめてのおけいこ</text:p>
            <text:p>Ｓ字にくねくね線を引いていきます。</text:p>
          </table:table-cell>
          <table:table-cell table:style-name="ce1" office:value-type="string">
            <text:p>日本将棋連盟「将棋の基礎知識」</text:p>
            <text:p>将棋は盤駒を使って行う。</text:p>
          </table:table-cell>
          <table:table-cell table:style-name="ce1" office:value-type="string">
            <text:p>将棋タウン「将棋幼稚園」将棋入門</text:p>
            <text:p>馬と桂の連携で詰ます。色々な詰みの形がありますね。一つ一つ覚えていきます。</text:p>
          </table:table-cell>
          <table:table-cell table:style-name="ce1" office:value-type="string">
            <text:p>練習局面課題演習　タヌキＳＤＴ５　Ｓ１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3</text:p>
          </table:table-cell>
          <table:table-cell table:style-name="ce1" office:value-type="string">
            <text:p>156</text:p>
          </table:table-cell>
          <table:table-cell table:style-name="ce1" office:value-type="string">
            <text:p>公文のはじめてのおけいこ</text:p>
            <text:p>イナズマの形に線を引く。</text:p>
          </table:table-cell>
          <table:table-cell table:style-name="ce1" office:value-type="string">
            <text:p>日本将棋う連盟「将棋の基礎知識」</text:p>
            <text:p>将棋は二人の対局者が交互に指す。駒の持ち方、人差し指が下、中指が上だ。</text:p>
          </table:table-cell>
          <table:table-cell table:style-name="ce1" office:value-type="string">
            <text:p>将棋タウン「将棋幼稚園」将棋入門</text:p>
            <text:p>特殊な詰みの例。逃げ道の無い玉に桂による王手で詰み。</text:p>
          </table:table-cell>
          <table:table-cell table:style-name="ce1" office:value-type="string">
            <text:p>練習局面課題演習　タヌキ２０１８　Ｓ１０級　１周目　第１問</text:p>
            <text:p>０．０００１７％　－４０８１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14</text:p>
          </table:table-cell>
          <table:table-cell table:style-name="ce1" office:value-type="string">
            <text:p>157</text:p>
          </table:table-cell>
          <table:table-cell table:style-name="ce1" office:value-type="string">
            <text:p>公文のはじめてのおけいこ</text:p>
            <text:p>イナズマ形の線を徹底的に練習します。</text:p>
          </table:table-cell>
          <table:table-cell table:style-name="ce1" office:value-type="string">
            <text:p>日本将棋連盟「将棋の基礎知識」</text:p>
            <text:p>駒の並べ方・マス目の符号</text:p>
          </table:table-cell>
          <table:table-cell table:style-name="ce1" office:value-type="string">
            <text:p>将棋タウン「将棋幼稚園」将棋入門</text:p>
            <text:p>竜・香・歩が連携した詰み形。</text:p>
          </table:table-cell>
          <table:table-cell table:style-name="ce1" office:value-type="string">
            <text:p>練習局面課題演習　カッパ　Ｓ１０級　１周目　第１問</text:p>
            <text:p>０．０００１８％　－４０８１　５７級　たまご</text:p>
            <text:p>詰みの形が少し分かりました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15</text:p>
          </table:table-cell>
          <table:table-cell table:style-name="ce1" office:value-type="string">
            <text:p>158</text:p>
          </table:table-cell>
          <table:table-cell table:style-name="ce1" office:value-type="string">
            <text:p>公文のはじめてのおけいこ</text:p>
            <text:p>ボールの軌跡を描きます。放物線に描いてバウンドしてまた放物線。世にも珍しいエンタイトルツーベースが題材という・・・・。</text:p>
          </table:table-cell>
          <table:table-cell table:style-name="ce1" office:value-type="string">
            <text:p>日本将棋連盟「将棋の基礎知識」</text:p>
            <text:p>取る・打つ・成る</text:p>
          </table:table-cell>
          <table:table-cell table:style-name="ce1" office:value-type="string">
            <text:p>将棋タウン「将棋幼稚園」将棋入門</text:p>
            <text:p>桂や香でそのまま詰む形は少ない。金が一番詰ませやすい、とのこと。</text:p>
          </table:table-cell>
          <table:table-cell table:style-name="ce1" office:value-type="string">
            <text:p>練習局面課題演習　読み太　Ｓ１０級　１周目　第１問</text:p>
            <text:p>０．０００１８％　－４０８０　５７級　たまご</text:p>
            <text:p>アマチュア有段者視点から見た詰みのポイントが掴めました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"/>
          <table:table-cell table:number-columns-repeated="5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4" table:number-rows-repeated="151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9">2022/03/29</text:date>, <text:time>23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3H27M15S</meta:editing-duration>
    <meta:editing-cycles>64</meta:editing-cycles>
    <meta:generator>OpenOffice/4.1.6$Win32 OpenOffice.org_project/416m1$Build-9790</meta:generator>
    <dc:date>2022-03-29T23:50:44.71</dc:date>
    <meta:document-statistic meta:table-count="1" meta:cell-count="96" meta:object-count="0"/>
    <meta:user-defined meta:name="Info 1"/>
    <meta:user-defined meta:name="Info 2"/>
    <meta:user-defined meta:name="Info 3"/>
    <meta:user-defined meta:name="Info 4"/>
  </office:meta>
</office:document-meta>
</file>